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0.487cm"/>
    </style:style>
    <style:style style:name="co27" style:family="table-column">
      <style:table-column-properties fo:break-before="auto" style:column-width="0.543cm"/>
    </style:style>
    <style:style style:name="co28" style:family="table-column">
      <style:table-column-properties fo:break-before="auto" style:column-width="2.588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268cm"/>
    </style:style>
    <style:style style:name="co31" style:family="table-column">
      <style:table-column-properties fo:break-before="auto" style:column-width="3.223cm"/>
    </style:style>
    <style:style style:name="co32" style:family="table-column">
      <style:table-column-properties fo:break-before="auto" style:column-width="6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8" table:default-cell-style-name="Default"/>
        <table:table-column table:style-name="co27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Ram = mar[pc]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İr = md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pc++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ta = mdr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m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Posta = mdr(rx,ry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EMP =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nahat = alu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acc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28" table:default-cell-style-name="Default"/>
        <table:table-column table:style-name="co5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sayi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0011_0000</text:p>
          </table:table-cell>
          <table:table-cell table:style-name="ce2" office:value-type="string" calcext:value-type="string">
            <text:p>0x3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CALL adres</text:p>
          </table:table-cell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0011_0001</text:p>
          </table:table-cell>
          <table:table-cell table:style-name="ce2" office:value-type="string" calcext:value-type="string">
            <text:p>0x31</text:p>
          </table:table-cell>
          <table:table-cell table:style-name="ce2"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RET</text:p>
          </table:table-cell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Sheet3" table:style-name="ta1">
        <table:table-column table:style-name="co5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OAD rx,0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 rx,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AD rx,@0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.00.0000</text:date>, <text:time style:data-style-name="N2" text:time-value="08:16:26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5T08:21:21.433000000</dc:date>
    <meta:editing-duration>PT14H15M49S</meta:editing-duration>
    <meta:editing-cycles>19</meta:editing-cycles>
    <meta:generator>LibreOffice/24.2.4.2$Windows_X86_64 LibreOffice_project/51a6219feb6075d9a4c46691dcfe0cd9c4fff3c2</meta:generator>
    <meta:document-statistic meta:table-count="3" meta:cell-count="1102" meta:object-count="0"/>
  </office:meta>
</office:document-meta>
</file>